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StarSymbol" svg:font-family="StarSymbol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1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umbus Sans L" svg:font-family="'Nu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3465a4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text-position="-33% 58%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4cm" svg:height="2.3cm" svg:x="0cm" svg:y="0cm">
          <text:p text:style-name="P1">Actividad del</text:p>
          <text:p text:style-name="P1">Contador</text:p>
          <text:p text:style-name="P1">Maest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3.1cm" svg:height="29.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.4cm" svg:height="5.1cm" svg:x="4.7cm" svg:y="0cm">
          <text:p text:style-name="P2">P<text:span text:style-name="T1">C</text:span> := Piscina de contadores</text:p>
          <text:p text:style-name="P2">P<text:span text:style-name="T1">E</text:span> := Piscina de estadísticos</text:p>
          <text:p text:style-name="P2">C := Contador</text:p>
          <text:p text:style-name="P2">X := Muestra CUSUM</text:p>
          <text:p text:style-name="P2">S := Estadístico Cusum (C<text:span text:style-name="T1">j</text:span>)</text:p>
          <text:p text:style-name="P2">H := Límite CUSUM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xml:id="id3" draw:id="id3" draw:layer="layout" svg:width="5.639cm" svg:height="2.812cm" svg:x="2.49cm" svg:y="11.489cm">
            <text:p text:style-name="P3"><text:span text:style-name="T2">C = pop(P</text:span><text:span text:style-name="T3">C</text:span><text:span text:style-name="T2">)</text:span></text:p>
            <text:p text:style-name="P3"><text:span text:style-name="T2">X = CUSUM(C)</text:span></text:p>
            <text:p text:style-name="P3"><text:span text:style-name="T2">IP = IP externa C</text:span></text:p>
            <text:p text:style-name="P3"><text:span text:style-name="T2">S = obtieneStat(P</text:span><text:span text:style-name="T3">E</text:span><text:span text:style-name="T2">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1" draw:id="id1" draw:layer="layout" svg:width="1.081cm" svg:height="1.08cm" svg:x="4.769cm" svg:y="5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9" draw:id="id9">
            <draw:custom-shape draw:style-name="gr4" draw:text-style-name="P1" draw:layer="layout" svg:width="1.08cm" svg:height="1.081cm" svg:x="4.77cm" svg:y="28.3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1.328cm" svg:height="1.328cm" svg:x="4.645cm" svg:y="28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3" xml:id="id5" draw:id="id5" draw:layer="layout" svg:width="3.895cm" svg:height="1.685cm" svg:x="6.453cm" svg:y="17.868cm">
            <text:p text:style-name="P3"><text:span text:style-name="T2">alarma(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xml:id="id2" draw:id="id2" draw:layer="layout" svg:width="3.32cm" svg:height="3.321cm" svg:x="3.65cm" svg:y="7.425cm">
            <text:p text:style-name="P3"><text:span text:style-name="T2">¿ PC vacía 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1" draw:layer="layout" draw:type="line" svg:x1="5.31cm" svg:y1="6.78cm" svg:x2="5.31cm" svg:y2="7.425cm" draw:start-shape="id1" draw:start-glue-point="8" draw:end-shape="id2" draw:end-glue-point="4" svg:d="M5310 6780v645" svg:viewBox="0 0 1 646">
            <text:p/>
          </draw:connector>
          <draw:connector draw:style-name="gr7" draw:text-style-name="P1" draw:layer="layout" draw:type="line" svg:x1="5.31cm" svg:y1="10.746cm" svg:x2="5.309cm" svg:y2="11.489cm" draw:start-shape="id2" draw:start-glue-point="6" draw:end-shape="id3" draw:end-glue-point="0" svg:d="M5310 10746l-1 743" svg:viewBox="0 0 2 744">
            <text:p text:style-name="P1"><text:s text:c="6"/>No</text:p>
          </draw:connector>
          <draw:custom-shape draw:style-name="gr3" draw:text-style-name="P3" xml:id="id4" draw:id="id4" draw:layer="layout" svg:width="3.7cm" svg:height="3.7cm" svg:x="3.46cm" svg:y="14.961cm">
            <text:p text:style-name="P3"><text:span text:style-name="T2">S nuevo &amp;&amp;</text:span></text:p>
            <text:p text:style-name="P3"><text:span text:style-name="T2">EA = alerta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8" draw:text-style-name="P1" draw:layer="layout" draw:type="line" svg:x1="5.309cm" svg:y1="14.301cm" svg:x2="5.31cm" svg:y2="14.961cm" draw:start-shape="id3" draw:start-glue-point="2" draw:end-shape="id4" draw:end-glue-point="4" svg:d="M5309 14301l1 660" svg:viewBox="0 0 2 661">
            <text:p/>
          </draw:connector>
          <draw:connector draw:style-name="gr7" draw:text-style-name="P1" draw:layer="layout" svg:x1="7.16cm" svg:y1="16.811cm" svg:x2="8.4cm" svg:y2="17.868cm" draw:start-shape="id4" draw:start-glue-point="7" draw:end-shape="id5" svg:d="M7160 16811h1240v1057" svg:viewBox="0 0 1241 1058">
            <text:p text:style-name="P1"><text:span text:style-name="T2">Sí</text:span></text:p>
            <text:p text:style-name="P1"/>
            <text:p text:style-name="P1"/>
            <text:p text:style-name="P1"/>
          </draw:connector>
          <draw:custom-shape draw:style-name="gr3" draw:text-style-name="P4" xml:id="id6" draw:id="id6" draw:layer="layout" svg:width="5.638cm" svg:height="1.683cm" svg:x="2.49cm" svg:y="20.78cm">
            <text:p text:style-name="P4"><text:span text:style-name="T2">Iteración</text:span></text:p>
            <text:p text:style-name="P4"><text:span text:style-name="T2">C = AlgCusum(Ci-1,X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5.31cm" svg:y1="18.661cm" svg:x2="5.309cm" svg:y2="20.78cm" draw:start-shape="id4" draw:start-glue-point="6" draw:end-shape="id6" draw:end-glue-point="0" svg:d="M5310 18661v1060h-1v1059" svg:viewBox="0 0 2 2120">
            <text:p/>
          </draw:connector>
          <draw:custom-shape draw:style-name="gr3" draw:text-style-name="P3" xml:id="id7" draw:id="id7" draw:layer="layout" svg:width="3.321cm" svg:height="3.321cm" svg:x="3.649cm" svg:y="22.987cm">
            <text:p text:style-name="P3"><text:span text:style-name="T2">C &gt; H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8" draw:id="id8" draw:layer="layout" svg:width="3.895cm" svg:height="1.685cm" svg:x="6.453cm" svg:y="25.705cm">
            <text:p text:style-name="P3"><text:span text:style-name="T2">alarma(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6.97cm" svg:y1="24.648cm" svg:x2="8.4cm" svg:y2="25.705cm" draw:start-shape="id7" draw:start-glue-point="7" draw:end-shape="id8" draw:end-glue-point="0" svg:d="M6970 24648h1430v1057" svg:viewBox="0 0 1431 1058">
            <text:p/>
          </draw:connector>
          <draw:connector draw:style-name="gr8" draw:text-style-name="P1" draw:layer="layout" svg:x1="8.4cm" svg:y1="19.553cm" svg:x2="5.328cm" svg:y2="20.027cm" draw:start-shape="id5" draw:start-glue-point="2" svg:d="M8400 19553v501h-3072v-27" svg:viewBox="0 0 3073 502">
            <text:p/>
          </draw:connector>
          <draw:connector draw:style-name="gr8" draw:text-style-name="P1" draw:layer="layout" svg:x1="5.309cm" svg:y1="22.463cm" svg:x2="5.31cm" svg:y2="22.987cm" draw:start-shape="id6" draw:start-glue-point="2" draw:end-shape="id7" draw:end-glue-point="4" svg:d="M5309 22463v262h1v262" svg:viewBox="0 0 2 525">
            <text:p/>
          </draw:connector>
          <draw:connector draw:style-name="gr8" draw:text-style-name="P1" draw:layer="layout" draw:line-skew="0cm -0.999cm" svg:x1="8.4cm" svg:y1="27.39cm" svg:x2="3.65cm" svg:y2="9.086cm" draw:start-shape="id8" draw:start-glue-point="2" draw:end-shape="id2" draw:end-glue-point="5" svg:d="M8400 27390v501h-6250v-18805h1500" svg:viewBox="0 0 6251 18806">
            <text:p/>
          </draw:connector>
          <draw:connector draw:style-name="gr8" draw:text-style-name="P1" draw:layer="layout" svg:x1="5.31cm" svg:y1="26.308cm" svg:x2="5.322cm" svg:y2="27.937cm" draw:start-shape="id7" draw:start-glue-point="6" svg:d="M5310 26308v1065h12v564" svg:viewBox="0 0 13 1630">
            <text:p/>
          </draw:connector>
          <draw:connector draw:style-name="gr8" draw:text-style-name="P1" draw:layer="layout" draw:line-skew="3.478cm" svg:x1="6.97cm" svg:y1="9.086cm" svg:x2="5.973cm" svg:y2="28.936cm" draw:start-shape="id2" draw:start-glue-point="7" draw:end-shape="id9" draw:end-glue-point="1" svg:d="M6970 9086h3980v19850h-4977" svg:viewBox="0 0 4978 1985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StarSymbol" svg:font-family="StarSymbol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1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umbus Sans L" svg:font-family="'Nu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1T20:14:49.048488467</meta:creation-date>
    <dc:date>2014-09-12T18:35:01.309448667</dc:date>
    <dc:creator>Eugenio Pérez Martín</dc:creator>
    <meta:editing-duration>PT5H24M4S</meta:editing-duration>
    <meta:editing-cycles>16</meta:editing-cycles>
    <meta:generator>LibreOffice/4.2.5.2$Linux_X86_64 LibreOffice_project/420m0$Build-2</meta:generator>
    <meta:document-statistic meta:object-count="26"/>
  </office:meta>
</office:document-meta>
</file>